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b4d6" officeooo:paragraph-rsid="000db4d6"/>
    </style:style>
    <style:style style:name="P2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6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8" style:family="paragraph" style:parent-style-name="Standard" style:list-style-name="L2">
      <style:text-properties style:font-name="Arial" fo:font-weight="normal" officeooo:rsid="001264b9" officeooo:paragraph-rsid="001264b9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264b9" officeooo:paragraph-rsid="002a4151" style:font-weight-asian="normal" style:font-weight-complex="normal"/>
    </style:style>
    <style:style style:name="P10" style:family="paragraph" style:parent-style-name="Standard" style:list-style-name="L2">
      <style:text-properties style:font-name="Arial" fo:font-weight="normal" officeooo:rsid="001a4bcf" officeooo:paragraph-rsid="001a4bcf" style:font-weight-asian="normal" style:font-weight-complex="normal"/>
    </style:style>
    <style:style style:name="P11" style:family="paragraph" style:parent-style-name="Standard" style:list-style-name="L2">
      <style:text-properties style:font-name="Arial" fo:font-weight="normal" officeooo:rsid="001e6d1c" officeooo:paragraph-rsid="001e6d1c" style:font-weight-asian="normal" style:font-weight-complex="normal"/>
    </style:style>
    <style:style style:name="P12" style:family="paragraph" style:parent-style-name="Standard" style:list-style-name="L2">
      <style:text-properties style:font-name="Arial" fo:font-weight="normal" officeooo:rsid="001e6d1c" officeooo:paragraph-rsid="002173cd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e6d1c" officeooo:paragraph-rsid="002173cd" style:font-weight-asian="normal" style:font-weight-complex="normal"/>
    </style:style>
    <style:style style:name="P14" style:family="paragraph" style:parent-style-name="Standard" style:list-style-name="L2">
      <style:text-properties style:font-name="Arial" fo:font-weight="normal" officeooo:rsid="002173cd" officeooo:paragraph-rsid="002173cd" style:font-weight-asian="normal" style:font-weight-complex="normal"/>
    </style:style>
    <style:style style:name="P15" style:family="paragraph" style:parent-style-name="Standard" style:list-style-name="L2">
      <style:text-properties style:font-name="Arial" fo:font-weight="normal" officeooo:rsid="000e9f3f" officeooo:paragraph-rsid="001a4bcf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e9f3f" officeooo:paragraph-rsid="00101498" style:font-weight-asian="normal" style:font-weight-complex="normal"/>
    </style:style>
    <style:style style:name="P17" style:family="paragraph" style:parent-style-name="Standard" style:list-style-name="L2">
      <style:text-properties style:font-name="Arial" fo:font-weight="normal" officeooo:rsid="0027c76a" officeooo:paragraph-rsid="0027c76a" style:font-weight-asian="normal" style:font-weight-complex="normal"/>
    </style:style>
    <style:style style:name="P18" style:family="paragraph" style:parent-style-name="Standard" style:list-style-name="L2">
      <style:text-properties style:font-name="Arial" fo:font-weight="normal" officeooo:rsid="00285ad4" officeooo:paragraph-rsid="00285ad4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11541d" officeooo:paragraph-rsid="002a4151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101498" officeooo:paragraph-rsid="00101498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01498" officeooo:paragraph-rsid="002a4151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2aeaf7" officeooo:paragraph-rsid="002aeaf7" style:font-weight-asian="normal" style:font-weight-complex="normal"/>
    </style:style>
    <style:style style:name="P23" style:family="paragraph" style:parent-style-name="Standard" style:list-style-name="L2">
      <style:text-properties style:font-name="Arial" fo:font-size="12pt" fo:font-weight="normal" officeooo:rsid="000e9f3f" officeooo:paragraph-rsid="00136e26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Arial" fo:font-size="12pt" fo:font-weight="normal" officeooo:rsid="00163bf0" officeooo:paragraph-rsid="001a4bcf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Arial" fo:font-size="12pt" fo:font-weight="normal" officeooo:rsid="0019a56f" officeooo:paragraph-rsid="0019a56f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Arial" fo:font-size="12pt" fo:font-weight="normal" officeooo:rsid="001dd4de" officeooo:paragraph-rsid="001dd4de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style:font-name="Arial" fo:font-size="12pt" fo:font-weight="normal" officeooo:rsid="00308cdd" officeooo:paragraph-rsid="00308cdd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style:font-name="Arial" fo:font-size="12pt" fo:font-weight="normal" officeooo:rsid="0032a8d7" officeooo:paragraph-rsid="0032a8d7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style:font-name="Arial" fo:font-size="12pt" fo:font-weight="normal" officeooo:rsid="0037a014" officeooo:paragraph-rsid="0037a014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style:font-name="Arial" fo:font-size="12pt" fo:font-style="normal" fo:font-weight="normal" officeooo:rsid="00174cee" officeooo:paragraph-rsid="00136e2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Arial" fo:font-size="12pt" fo:font-style="normal" fo:font-weight="normal" officeooo:rsid="002173cd" officeooo:paragraph-rsid="002173c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Arial" fo:font-size="12pt" fo:font-style="normal" fo:font-weight="normal" officeooo:rsid="00163bf0" officeooo:paragraph-rsid="001a4bc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Arial" fo:font-size="12pt" fo:font-style="normal" fo:font-weight="normal" officeooo:rsid="00163bf0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font-name="Arial" fo:font-size="12pt" fo:font-style="normal" fo:font-weight="normal" officeooo:rsid="001dd4de" officeooo:paragraph-rsid="001dd4d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font-name="Arial" fo:font-size="12pt" fo:font-style="normal" fo:font-weight="normal" officeooo:rsid="001dd4de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Arial" fo:font-size="12pt" fo:font-style="italic" fo:font-weight="bold" officeooo:rsid="001c1f65" officeooo:paragraph-rsid="001a4bcf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 style:list-style-name="L3">
      <style:text-properties style:font-name="Arial" fo:font-size="12pt" fo:font-weight="bold" officeooo:rsid="000e9f3f" officeooo:paragraph-rsid="000e9f3f" style:font-size-asian="12pt" style:font-weight-asian="bold" style:font-size-complex="12pt" style:font-weight-complex="bold"/>
    </style:style>
    <style:style style:name="P38" style:family="paragraph" style:parent-style-name="Standard" style:list-style-name="L4">
      <style:text-properties style:font-name="Arial" fo:font-weight="bold" officeooo:rsid="000e9f3f" officeooo:paragraph-rsid="000e9f3f" style:font-weight-asian="bold" style:font-weight-complex="bold"/>
    </style:style>
    <style:style style:name="P39" style:family="paragraph" style:parent-style-name="Standard" style:list-style-name="L5">
      <style:text-properties style:font-name="Arial" fo:font-weight="bold" officeooo:rsid="000e9f3f" officeooo:paragraph-rsid="000e9f3f" style:font-weight-asian="bold" style:font-weight-complex="bold"/>
    </style:style>
    <style:style style:name="P40" style:family="paragraph" style:parent-style-name="Standard">
      <style:text-properties style:font-name="Arial" fo:font-weight="bold" officeooo:rsid="0038d9dd" officeooo:paragraph-rsid="0038d9dd" style:font-weight-asian="bold" style:font-weight-complex="bold"/>
    </style:style>
    <style:style style:name="P41" style:family="paragraph" style:parent-style-name="Standard" style:list-style-name="L2">
      <style:text-properties style:font-name="Arial" fo:font-style="normal" fo:font-weight="normal" officeooo:rsid="002e94be" officeooo:paragraph-rsid="002e94be" style:font-style-asian="normal" style:font-weight-asian="normal" style:font-style-complex="normal" style:font-weight-complex="normal"/>
    </style:style>
    <style:style style:name="P42" style:family="paragraph" style:parent-style-name="Standard" style:list-style-name="L2">
      <style:text-properties style:font-name="Arial" fo:font-style="normal" fo:font-weight="normal" officeooo:rsid="00308cdd" officeooo:paragraph-rsid="00308cdd" style:font-style-asian="normal" style:font-weight-asian="normal" style:font-style-complex="normal" style:font-weight-complex="normal"/>
    </style:style>
    <style:style style:name="P43" style:family="paragraph" style:parent-style-name="Standard" style:list-style-name="L2">
      <style:text-properties style:font-name="Arial" fo:font-style="normal" fo:font-weight="normal" officeooo:rsid="0035fc4f" officeooo:paragraph-rsid="0035fc4f" style:font-style-asian="normal" style:font-weight-asian="normal" style:font-style-complex="normal" style:font-weight-complex="normal"/>
    </style:style>
    <style:style style:name="P44" style:family="paragraph" style:parent-style-name="Standard" style:list-style-name="L2">
      <style:text-properties style:font-name="Arial" fo:font-style="normal" fo:font-weight="normal" officeooo:rsid="0037a014" officeooo:paragraph-rsid="0037a014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64b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36e26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4cee" style:font-style-asian="normal" style:font-style-complex="normal"/>
    </style:style>
    <style:style style:name="T6" style:family="text">
      <style:text-properties fo:font-style="normal" officeooo:rsid="003407f0" style:font-style-asian="normal" style:font-style-complex="normal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a4bcf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36e26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2173cd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5f097" style:font-size-asian="12pt" style:font-style-asian="normal" style:font-size-complex="12pt" style:font-style-complex="normal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italic" fo:font-weight="bold" officeooo:rsid="001c1f65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1a5db6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fo:font-weight="bold" officeooo:rsid="002173c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236684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30f661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31f7f5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officeooo:rsid="00236684" style:font-size-asian="12pt" style:font-style-asian="italic" style:font-size-complex="12pt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236684" style:font-size-asian="12pt" style:font-size-complex="12pt"/>
    </style:style>
    <style:style style:name="T23" style:family="text">
      <style:text-properties fo:font-size="12pt" officeooo:rsid="0030f661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85ad4"/>
    </style:style>
    <style:style style:name="T27" style:family="text">
      <style:text-properties style:font-name="Arial" fo:font-size="12pt" fo:font-style="normal" fo:font-weight="normal" officeooo:rsid="00163bf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2be064"/>
    </style:style>
    <style:style style:name="T29" style:family="text">
      <style:text-properties officeooo:rsid="002d4787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380e36"/>
    </style:style>
    <style:style style:name="T32" style:family="text">
      <style:text-properties officeooo:rsid="0038d9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2">Dependências:</text:p>
      <text:list xml:id="list7206251736817993536" text:style-name="L1">
        <text:list-item>
          <text:p text:style-name="P7">pip3</text:p>
        </text:list-item>
        <text:list-item>
          <text:p text:style-name="P7">numpy</text:p>
        </text:list-item>
        <text:list-item>
          <text:p text:style-name="P7">matplotlib</text:p>
        </text:list-item>
        <text:list-item>
          <text:p text:style-name="P7">pillow</text:p>
        </text:list-item>
        <text:list-item>
          <text:p text:style-name="P7">scipy</text:p>
        </text:list-item>
      </text:list>
      <text:p text:style-name="P4"/>
      <text:p text:style-name="P4">Para instalar os módulos após ter o pip3, executar:</text:p>
      <text:p text:style-name="P4"><text:tab/>pip3 install numpy matplotlib pillow scipy</text:p>
      <text:p text:style-name="P1"/>
      <text:p text:style-name="P2">Instruções para executar:</text:p>
      <text:p text:style-name="P21">Os seguintes comandos exibem todas as configurações possíveis:</text:p>
      <text:p text:style-name="P21"><text:tab/>python3 -m classify --help</text:p>
      <text:p text:style-name="P19"><text:tab/>python3 -m classify IB1 dataset –help</text:p>
      <text:p text:style-name="P19"><text:tab/>python3 -m classify IB1 spiral --help</text:p>
      <text:p text:style-name="P9"/>
      <text:p text:style-name="P22"><text:span text:style-name="T28">A seguir</text:span>, mostra-se alguns <text:span text:style-name="T29">possíveis </text:span>formatos de comandos:</text:p>
      <text:list xml:id="list3348398077446598341" text:style-name="L2">
        <text:list-item>
          <text:p text:style-name="P8">Uso básico, com divisão automática entre treinamento e teste:</text:p>
          <text:list>
            <text:list-item>
              <text:p text:style-name="P23">python3 -m classify <text:span text:style-name="T2">algoritmo</text:span><text:span text:style-name="T4"> </text:span>dataset -i <text:span text:style-name="T3">arquivo_de_entrada</text:span> -c <text:span text:style-name="T3">coluna_da_classe</text:span> -s <text:span text:style-name="T3">proporção_de_treinamento</text:span></text:p>
              <text:p text:style-name="P30"/>
            </text:list-item>
          </text:list>
        </text:list-item>
        <text:list-item>
          <text:p text:style-name="P25"><text:span text:style-name="T5">C</text:span><text:span text:style-name="T4">onjunto de treinamento explícito:</text:span></text:p>
          <text:list>
            <text:list-item>
              <text:p text:style-name="P10"><text:span text:style-name="T7">python3 -m classify </text:span><text:span text:style-name="T12">algoritmo </text:span><text:span text:style-name="T7">dataset -i </text:span><text:span text:style-name="T13">conjunto_de_treinamento</text:span><text:span text:style-name="T7"> -c </text:span><text:span text:style-name="T14">coluna_da_classe</text:span><text:span text:style-name="T7"> -e </text:span><text:span text:style-name="T14">conjunto_de_</text:span><text:span text:style-name="T13">teste</text:span></text:p>
            </text:list-item>
          </text:list>
          <text:p text:style-name="P17"/>
        </text:list-item>
        <text:list-item>
          <text:p text:style-name="P17">Conjunto <text:span text:style-name="T26">com </text:span>novas instâncias para classificação:</text:p>
          <text:list>
            <text:list-item>
              <text:p text:style-name="P18">python3 -m classify <text:span text:style-name="T1">algoritmo </text:span>dataset -i <text:span text:style-name="T1">arquivo_de_entrada </text:span>-c <text:span text:style-name="T1">coluna_da_classe</text:span> -s <text:span text:style-name="T1">proporção_de_treinamento</text:span> -d <text:span text:style-name="T1">conjunto_de_novas_instâncias</text:span></text:p>
            </text:list-item>
          </text:list>
        </text:list-item>
      </text:list>
      <text:p text:style-name="P36"/>
      <text:list xml:id="list142040743264515" text:continue-numbering="true" text:style-name="L2">
        <text:list-item>
          <text:p text:style-name="P11"><text:span text:style-name="T7">Espiral simples, </text:span><text:span text:style-name="T10">mostrando e salvando o resultado</text:span><text:span text:style-name="T7">:</text:span></text:p>
          <text:list>
            <text:list-item>
              <text:p text:style-name="P12"><text:span text:style-name="T8">python3 -m classify </text:span><text:span text:style-name="T15">algoritmo</text:span><text:span text:style-name="T8"> -s spiral -g </text:span><text:span text:style-name="T15">tamanho_do_grid</text:span></text:p>
              <text:p text:style-name="P12"><text:span text:style-name="T15"/></text:p>
            </text:list-item>
          </text:list>
        </text:list-item>
        <text:list-item>
          <text:p text:style-name="P14"><text:span text:style-name="T8">E</text:span><text:span text:style-name="T7">spiral dupla, </text:span><text:span text:style-name="T11">mostrando e salvando o resultado</text:span><text:span text:style-name="T7">:</text:span></text:p>
          <text:list>
            <text:list-item>
              <text:p text:style-name="P12"><text:span text:style-name="T8">python3 -m classify </text:span><text:span text:style-name="T16">algoritmo</text:span><text:span text:style-name="T8"> -s spiral -t double -g </text:span><text:span text:style-name="T16">tamanho_do_grid</text:span></text:p>
              <text:p text:style-name="P12"><text:span text:style-name="T16"/></text:p>
            </text:list-item>
          </text:list>
        </text:list-item>
        <text:list-item>
          <text:p text:style-name="P43"><text:span text:style-name="T22">E</text:span><text:span text:style-name="T21">spiral com ruído:</text:span></text:p>
          <text:list>
            <text:list-item>
              <text:p text:style-name="P44"><text:span text:style-name="T21">python3 -m classify </text:span><text:span text:style-name="T12">algoritmo </text:span><text:span text:style-name="T21">-s spiral -t double -g </text:span><text:span text:style-name="T12">tamanho_do_grid </text:span><text:span text:style-name="T21">-n </text:span><text:span text:style-name="T12">intensidade_do_ruído</text:span></text:p>
            </text:list-item>
          </text:list>
        </text:list-item>
      </text:list>
      <text:p text:style-name="P13"><text:span text:style-name="T16"/></text:p>
      <text:list xml:id="list142040687695219" text:continue-numbering="true" text:style-name="L2">
        <text:list-item>
          <text:p text:style-name="P41"><text:span text:style-name="T22">A</text:span><text:span text:style-name="T21">rquivo de saída explícito:</text:span></text:p>
          <text:list>
            <text:list-item>
              <text:p text:style-name="P42"><text:span text:style-name="T21">python3 -m classify </text:span><text:span text:style-name="T12">algoritmo</text:span><text:span text:style-name="T21"> -s spiral -t double -g </text:span><text:span text:style-name="T12">tamanho_do_grid </text:span><text:span text:style-name="T21">-</text:span><text:span text:style-name="T23">o </text:span><text:span text:style-name="T18">prefixo</text:span><text:span text:style-name="T17">_de_saída</text:span></text:p>
            </text:list-item>
          </text:list>
        </text:list-item>
      </text:list>
      <text:p text:style-name="P31"/>
      <text:list xml:id="list142040694069832" text:continue-numbering="true" text:style-name="L2">
        <text:list-header>
          <text:p text:style-name="P15"><text:span text:style-name="T8">Legenda</text:span><text:span text:style-name="T9">:</text:span></text:p>
          <text:list text:continue-numbering="true">
            <text:list-item>
              <text:p text:style-name="P32"><text:soft-page-break/>algoritmo: <text:span text:style-name="T31">algoritmo de classificação (</text:span>IB1 ou IB2<text:span text:style-name="T31">)</text:span></text:p>
            </text:list-item>
            <text:list-item>
              <text:p text:style-name="P24"><text:span text:style-name="T4">arquivo_de_entrada: nome do conjunto de </text:span><text:span text:style-name="T5">entrada</text:span></text:p>
            </text:list-item>
            <text:list-item>
              <text:p text:style-name="P28"><text:span text:style-name="T5">p</text:span><text:span text:style-name="T4">refixo_de_saída: </text:span><text:span text:style-name="T6">string utilizada como prefixo nos nomes dos arquivos que forem salvos pelos programa. O prefixo padrão é “out”.</text:span></text:p>
            </text:list-item>
            <text:list-item>
              <text:p text:style-name="P26"><text:span text:style-name="T5">c</text:span><text:span text:style-name="T4">onjunto_de_treinamento: nome do arquivo com o conjunto de treinamento</text:span></text:p>
            </text:list-item>
            <text:list-item>
              <text:p text:style-name="P34">conjunto_de_teste: nome do arquivo com o conjunto de teste</text:p>
            </text:list-item>
            <text:list-item>
              <text:p text:style-name="P35">conjunto_de_<text:span text:style-name="T26">novas_instâncias</text:span>: nome do arquivo com <text:span text:style-name="T26">novas instâncias a serem classificadas</text:span></text:p>
            </text:list-item>
            <text:list-item>
              <text:p text:style-name="P33">coluna_da_classe: índice da coluna da classe (começando em 0)</text:p>
            </text:list-item>
            <text:list-item>
              <text:p text:style-name="P24"><text:span text:style-name="T4">proporção_de_treinamento: </text:span><text:span text:style-name="T5">especifica a porcentagem do conjunto de entrada que será usado como conjunto de treinamento (ex: 50)</text:span></text:p>
            </text:list-item>
            <text:list-item>
              <text:p text:style-name="P27"><text:span text:style-name="T5">t</text:span><text:span text:style-name="T4">amanho_do_grid: especifica o tamanho da imagem que contém a espiral</text:span></text:p>
            </text:list-item>
            <text:list-item>
              <text:p text:style-name="P29"><text:span text:style-name="T4">intensidade_do_ruído: especifica a intensidade do ruído da espiral</text:span></text:p>
            </text:list-item>
          </text:list>
        </text:list-header>
      </text:list>
      <text:p text:style-name="P20"/>
      <text:p text:style-name="P16"/>
      <text:p text:style-name="P3">Exemplos de uso:</text:p>
      <text:list xml:id="list6238013692805416697" text:style-name="L3">
        <text:list-item>
          <text:p text:style-name="P37">generoIris2D:</text:p>
        </text:list-item>
      </text:list>
      <text:p text:style-name="P6"><text:tab/>python3 -m classify IB1 dataset -i datasets/generoIris2D.csv -c 2 -s 50 -o out</text:p>
      <text:p text:style-name="P6"><text:tab/>python3 -m classify IB2 dataset -i datasets/generoIris2D.csv -c 2 -s 50 -o out</text:p>
      <text:p text:style-name="P5"/>
      <text:list xml:id="list2257480970356206585" text:style-name="L4">
        <text:list-item>
          <text:p text:style-name="P38"><text:span text:style-name="T32">E</text:span>spiral simples:</text:p>
        </text:list-item>
      </text:list>
      <text:p text:style-name="P5"><text:tab/>python3 -m classify IB1 spiral -t single -g 50 -o out</text:p>
      <text:p text:style-name="P5"><text:tab/>python3 -m classify IB2 spiral -t single -g 50 -o out</text:p>
      <text:p text:style-name="P5"/>
      <text:list xml:id="list5388922475592524455" text:style-name="L5">
        <text:list-item>
          <text:p text:style-name="P39"><text:span text:style-name="T32">E</text:span>spiral dupla:</text:p>
        </text:list-item>
      </text:list>
      <text:p text:style-name="P5"><text:tab/>python3 -m classify IB1 spiral -t double -g 50 -o out</text:p>
      <text:p text:style-name="P5"><text:tab/>python3 -m classify IB2 spiral -t double -g 50 -o out</text:p>
      <text:p text:style-name="P40"><text:tab/><text:span text:style-name="T30">python3 -m classify IB1 -s spiral -t double -g 200 -n 5 -o output</text:span></text:p>
      <text:p text:style-name="P40"><text:span text:style-name="T30"/></text:p>
      <text:p text:style-name="P40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19T14:20:38.537182333</dc:date>
    <meta:editing-duration>PT5H28S</meta:editing-duration>
    <meta:editing-cycles>35</meta:editing-cycles>
    <meta:generator>LibreOffice/5.0.6.2$Linux_X86_64 LibreOffice_project/00$Build-2</meta:generator>
    <dc:creator>Ghabriel Nunes</dc:creator>
    <meta:document-statistic meta:table-count="0" meta:image-count="0" meta:object-count="0" meta:page-count="2" meta:paragraph-count="55" meta:word-count="416" meta:character-count="2688" meta:non-whitespace-character-count="2351"/>
  </office:meta>
</office:document-meta>
</file>